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end" style:justify-single-word="false" style:page-number="auto" style:writing-mode="rl-tb"/>
      <style:text-properties officeooo:rsid="002052c7" officeooo:paragraph-rsid="0020cf5c"/>
    </style:style>
    <style:style style:name="P2" style:family="paragraph" style:parent-style-name="Standard">
      <style:paragraph-properties fo:text-align="end" style:justify-single-word="false" style:writing-mode="rl-tb"/>
      <style:text-properties officeooo:rsid="002052c7" officeooo:paragraph-rsid="0020cf5c"/>
    </style:style>
    <style:style style:name="P3" style:family="paragraph" style:parent-style-name="Standard">
      <style:paragraph-properties fo:text-align="end" style:justify-single-word="false" style:writing-mode="rl-tb"/>
      <style:text-properties officeooo:rsid="0020cf5c" officeooo:paragraph-rsid="0020cf5c"/>
    </style:style>
    <style:style style:name="P4" style:family="paragraph" style:parent-style-name="Standard">
      <style:paragraph-properties fo:text-align="start" style:justify-single-word="false" style:writing-mode="rl-tb"/>
      <style:text-properties officeooo:rsid="0020cf5c" officeooo:paragraph-rsid="0020cf5c"/>
    </style:style>
    <style:style style:name="P5" style:family="paragraph" style:parent-style-name="Standard">
      <style:paragraph-properties fo:text-align="start" style:justify-single-word="false" style:writing-mode="rl-tb"/>
      <style:text-properties officeooo:rsid="0020cf5c" officeooo:paragraph-rsid="002106dc"/>
    </style:style>
    <style:style style:name="P6" style:family="paragraph" style:parent-style-name="Standard">
      <style:paragraph-properties fo:text-align="end" style:justify-single-word="false" style:writing-mode="rl-tb"/>
      <style:text-properties officeooo:rsid="002106dc" officeooo:paragraph-rsid="002106dc"/>
    </style:style>
    <style:style style:name="P7" style:family="paragraph" style:parent-style-name="Standard">
      <style:paragraph-properties fo:text-align="end" style:justify-single-word="false" style:writing-mode="rl-tb"/>
      <style:text-properties officeooo:rsid="00224f9f" officeooo:paragraph-rsid="00224f9f"/>
    </style:style>
    <style:style style:name="T1" style:family="text">
      <style:text-properties officeooo:rsid="0020cf5c"/>
    </style:style>
    <style:style style:name="T2" style:family="text">
      <style:text-properties officeooo:rsid="002106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حدود نیم ساعت از زمانم صرف بررسی یک واقعه ی عجیب شد. من کدی مثل کد زیر می نوشتم:</text:span></text:p>
      <text:p text:style-name="P2"/>
      <text:p text:style-name="P5"><text:span text:style-name="T2">&lt;div class="container"&gt;</text:span></text:p>
      <text:p text:style-name="P5"><text:span text:style-name="T2"><text:tab/>&lt;div class="row"&gt;<text:tab/></text:span></text:p>
      <text:p text:style-name="P5"><text:span text:style-name="T2"><text:tab/><text:tab/>&lt;div class="col-md-4"&gt;1&lt;/div&gt;<text:tab/><text:tab/></text:span></text:p>
      <text:p text:style-name="P5"><text:span text:style-name="T2"><text:tab/><text:tab/>&lt;div class="col-md-4"&gt;2&lt;/div&gt;<text:tab/><text:tab/></text:span></text:p>
      <text:p text:style-name="P5"><text:span text:style-name="T2"><text:tab/><text:tab/>&lt;div class="col-md-4"&gt;3&lt;/div&gt;<text:tab/><text:tab/></text:span></text:p>
      <text:p text:style-name="P5"><text:span text:style-name="T2"><text:tab/>&lt;/div&gt;<text:tab/></text:span></text:p>
      <text:p text:style-name="P5"><text:span text:style-name="T2">&lt;/div&gt;</text:span></text:p>
      <text:p text:style-name="P4"/>
      <text:p text:style-name="P4"/>
      <text:p text:style-name="P4"/>
      <text:p text:style-name="P3">اما <text:s/>سه دو یک را از چپ به راست دریافت می کردم سرانجام فهمیدم دلیلش این است که من از بوت استرپی که همن درست کرده استفاده می کردم و ظاهرا او تغییری در چپ چین راست چین بودن کد داده است <text:span text:style-name="T2">با این حال یادم است وقتی انجا بودم همچین مشکلی وجود نداشت شاید هم من هیچ وقت خیلی با سی اس اس ها کار نکرده ام اما در هر صورت هرچه هست اینکه من صفحه را راست به چپ کنم مثل زیر:</text:span></text:p>
      <text:p text:style-name="P3"/>
      <text:p text:style-name="P6">&lt;html lang="en" dir="rtl"&gt;</text:p>
      <text:p text:style-name="P6"/>
      <text:p text:style-name="P6">فقط باعث شد همان مقادیر به گوشه های راست چپیده شوند .</text:p>
      <text:p text:style-name="P6"/>
      <text:p text:style-name="P7">در هر حال من از این کار استقبال نمی کنم و همان بوت استرپ سابق را به کار می گیرم تا بع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11</meta:editing-cycles>
    <meta:creation-date>2017-06-01T07:12:00</meta:creation-date>
    <dc:date>2017-10-01T15:34:15.973855789</dc:date>
    <meta:editing-duration>PT2H58M10S</meta:editing-duration>
    <meta:generator>LibreOffice/5.1.6.2$Linux_X86_64 LibreOffice_project/10m0$Build-2</meta:generator>
    <meta:document-statistic meta:table-count="0" meta:image-count="0" meta:object-count="0" meta:page-count="1" meta:paragraph-count="12" meta:word-count="152" meta:character-count="756" meta:non-whitespace-character-count="5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